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3" text:outline-level="3">What does it take to make visualization in Python?</text:h>
      <text:p text:style-name="Text_20_body"/>
      <text:p text:style-name="P1">Python has already made libraries for visualization, commonly known as <text:span text:style-name="Emphasis">matplotlib and seaborn. </text:span></text:p>
      <text:p text:style-name="P1"><text:span text:style-name="Strong_20_Emphasis"><text:span text:style-name="Emphasis"><text:span text:style-name="T1">Matplotlib</text:span></text:span></text:span><text:span text:style-name="Strong_20_Emphasis">:</text:span> Python based plotting library offers <text:span text:style-name="Emphasis">matplotlib</text:span> with a complete 2D support along with limited 3D graphic support. It is useful in producing publication quality figures in interactive environment across platforms. It can also be used for animations as well. To know more about this library, check this <text:a xlink:type="simple" xlink:href="http://matplotlib.org/" office:target-frame-name="_blank" xlink:show="new" text:style-name="Internet_20_link" text:visited-style-name="Visited_20_Internet_20_Link">link</text:a>.</text:p>
      <text:p text:style-name="P1"><text:span text:style-name="Strong_20_Emphasis"><text:span text:style-name="Emphasis"><text:span text:style-name="T1">Seaborn</text:span></text:span></text:span><text:span text:style-name="Strong_20_Emphasis">:</text:span> Seaborn is a library for creating informative and attractive statistical graphics in python. This library is based on matplotlib. Seaborn offers various features such as built in themes, color palettes, functions and tools to visualize univariate, bivariate, linear regression, matrices of data, statistical time series etc which lets us to build complex visualizations. To know more about this library, check this <text:a xlink:type="simple" xlink:href="http://stanford.edu/~mwaskom/software/seaborn/" office:target-frame-name="_blank" xlink:show="new" text:style-name="Internet_20_link" text:visited-style-name="Visited_20_Internet_20_Link">link</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00:55.075854048</meta:creation-date>
    <dc:date>2020-03-14T00:51:46.259196544</dc:date>
    <meta:editing-duration>PT1M40S</meta:editing-duration>
    <meta:editing-cycles>4</meta:editing-cycles>
    <meta:generator>LibreOffice/6.0.7.3$Linux_X86_64 LibreOffice_project/00m0$Build-3</meta:generator>
    <meta:document-statistic meta:table-count="0" meta:image-count="0" meta:object-count="0" meta:page-count="1" meta:paragraph-count="4" meta:word-count="134" meta:character-count="892" meta:non-whitespace-character-count="761"/>
  </office:meta>
</office:document-meta>
</file>